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23.9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7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00ff7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ff7f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max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verlap</text:p>
          </table:table-cell>
          <table:table-cell table:style-name="ce3" office:value-type="string" calcext:value-type="string">
            <text:p>cossim</text:p>
          </table:table-cell>
          <table:table-cell table:style-name="ce3" office:value-type="string" calcext:value-type="string">
            <text:p>jcn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nn</text:p>
          </table:table-cell>
          <table:table-cell office:value-type="float" office:value="1.64601681843" calcext:value-type="float">
            <text:p>1.64601681843</text:p>
          </table:table-cell>
          <table:table-cell office:value-type="float" office:value="3.21022491418" calcext:value-type="float">
            <text:p>3.21022491418</text:p>
          </table:table-cell>
          <table:table-cell office:value-type="float" office:value="4.20466440871" calcext:value-type="float">
            <text:p>4.20466440871</text:p>
          </table:table-cell>
          <table:table-cell office:value-type="float" office:value="47.3587985369" calcext:value-type="float">
            <text:p>47.3587985369</text:p>
          </table:table-cell>
          <table:table-cell office:value-type="float" office:value="56.4197046782" calcext:value-type="float">
            <text:p>56.4197046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nn-da</text:p>
          </table:table-cell>
          <table:table-cell office:value-type="float" office:value="1.73177091108" calcext:value-type="float">
            <text:p>1.73177091108</text:p>
          </table:table-cell>
          <table:table-cell office:value-type="float" office:value="3.14192664941" calcext:value-type="float">
            <text:p>3.14192664941</text:p>
          </table:table-cell>
          <table:table-cell office:value-type="float" office:value="4.01041586686" calcext:value-type="float">
            <text:p>4.01041586686</text:p>
          </table:table-cell>
          <table:table-cell office:value-type="float" office:value="48.0867279977" calcext:value-type="float">
            <text:p>48.0867279977</text:p>
          </table:table-cell>
          <table:table-cell office:value-type="float" office:value="56.9708414251" calcext:value-type="float">
            <text:p>56.9708414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nn-mod </text:p>
          </table:table-cell>
          <table:table-cell table:style-name="ce9" office:value-type="float" office:value="2.11216083331" calcext:value-type="float">
            <text:p>2.11216083331</text:p>
          </table:table-cell>
          <table:table-cell table:style-name="ce11" office:value-type="float" office:value="4.34412629836" calcext:value-type="float">
            <text:p>4.34412629836</text:p>
          </table:table-cell>
          <table:table-cell table:style-name="ce9" office:value-type="float" office:value="9.69985862349" calcext:value-type="float">
            <text:p>9.69985862349</text:p>
          </table:table-cell>
          <table:table-cell table:style-name="ce9" office:value-type="float" office:value="122.580448919" calcext:value-type="float">
            <text:p>122.580448919</text:p>
          </table:table-cell>
          <table:table-cell table:style-name="ce14" office:value-type="float" office:value="138.736594674" calcext:value-type="float">
            <text:p>138.736594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nn-mod-da </text:p>
          </table:table-cell>
          <table:table-cell office:value-type="float" office:value="1.82716440647" calcext:value-type="float">
            <text:p>1.82716440647</text:p>
          </table:table-cell>
          <table:table-cell table:style-name="ce10" office:value-type="float" office:value="4.35655087262" calcext:value-type="float">
            <text:p>4.35655087262</text:p>
          </table:table-cell>
          <table:table-cell table:style-name="ce10" office:value-type="float" office:value="7.51712954477" calcext:value-type="float">
            <text:p>7.51712954477</text:p>
          </table:table-cell>
          <table:table-cell table:style-name="ce10" office:value-type="float" office:value="95.2637377943" calcext:value-type="float">
            <text:p>95.2637377943</text:p>
          </table:table-cell>
          <table:table-cell table:style-name="ce13" office:value-type="float" office:value="108.964582618" calcext:value-type="float">
            <text:p>108.964582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nn-mod-da-auto </text:p>
          </table:table-cell>
          <table:table-cell table:style-name="ce8" office:value-type="float" office:value="2.41911907944" calcext:value-type="float">
            <text:p>2.41911907944</text:p>
          </table:table-cell>
          <table:table-cell table:style-name="ce8" office:value-type="float" office:value="5.00940028641" calcext:value-type="float">
            <text:p>5.00940028641</text:p>
          </table:table-cell>
          <table:table-cell table:style-name="ce8" office:value-type="float" office:value="11.136693617" calcext:value-type="float">
            <text:p>11.136693617</text:p>
          </table:table-cell>
          <table:table-cell table:style-name="ce8" office:value-type="float" office:value="138.236338361" calcext:value-type="float">
            <text:p>138.236338361</text:p>
          </table:table-cell>
          <table:table-cell table:style-name="ce12" office:value-type="float" office:value="156.801551344" calcext:value-type="float">
            <text:p>156.801551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nn-mod-event </text:p>
          </table:table-cell>
          <table:table-cell table:style-name="ce10" office:value-type="float" office:value="2.38166092416" calcext:value-type="float">
            <text:p>2.38166092416</text:p>
          </table:table-cell>
          <table:table-cell table:style-name="ce9" office:value-type="float" office:value="4.36707569228" calcext:value-type="float">
            <text:p>4.36707569228</text:p>
          </table:table-cell>
          <table:table-cell office:value-type="float" office:value="4.40817728337" calcext:value-type="float">
            <text:p>4.40817728337</text:p>
          </table:table-cell>
          <table:table-cell office:value-type="float" office:value="46.6099853929" calcext:value-type="float">
            <text:p>46.6099853929</text:p>
          </table:table-cell>
          <table:table-cell office:value-type="float" office:value="57.7668992927" calcext:value-type="float">
            <text:p>57.7668992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nn-mod-topic </text:p>
          </table:table-cell>
          <table:table-cell office:value-type="float" office:value="1.48332586953" calcext:value-type="float">
            <text:p>1.48332586953</text:p>
          </table:table-cell>
          <table:table-cell office:value-type="float" office:value="2.8321245586" calcext:value-type="float">
            <text:p>2.8321245586</text:p>
          </table:table-cell>
          <table:table-cell office:value-type="float" office:value="4.14356931011" calcext:value-type="float">
            <text:p>4.14356931011</text:p>
          </table:table-cell>
          <table:table-cell office:value-type="float" office:value="53.855734191" calcext:value-type="float">
            <text:p>53.855734191</text:p>
          </table:table-cell>
          <table:table-cell office:value-type="float" office:value="62.3147539293" calcext:value-type="float">
            <text:p>62.31475392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econd best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third best</text:p>
          </table:table-cell>
          <table:table-cell table:number-columns-repeated="5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rm_max" table:style-name="ta1">
        <table:table-column table:style-name="co4" table:default-cell-style-name="ce2"/>
        <table:table-column table:style-name="co5" table:default-cell-style-name="ce4"/>
        <table:table-column table:style-name="co3" table:number-columns-repeated="5" table:default-cell-style-name="Default"/>
        <table:table-row table:style-name="ro1"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overlap</text:p>
          </table:table-cell>
          <table:table-cell table:style-name="ce4" office:value-type="string" calcext:value-type="string">
            <text:p>cossim</text:p>
          </table:table-cell>
          <table:table-cell table:style-name="ce4" office:value-type="string" calcext:value-type="string">
            <text:p>jcn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table:style-name="ce9" office:value-type="float" office:value="0.0793685154521" calcext:value-type="float">
            <text:p>0.0793685154521</text:p>
          </table:table-cell>
          <table:table-cell table:style-name="ce8" office:value-type="float" office:value="0.155741854966" calcext:value-type="float">
            <text:p>0.155741854966</text:p>
          </table:table-cell>
          <table:table-cell office:value-type="float" office:value="0.197618256968" calcext:value-type="float">
            <text:p>0.197618256968</text:p>
          </table:table-cell>
          <table:table-cell office:value-type="float" office:value="2.22222333772" calcext:value-type="float">
            <text:p>2.22222333772</text:p>
          </table:table-cell>
          <table:table-cell office:value-type="float" office:value="2.6549519651" calcext:value-type="float">
            <text:p>2.6549519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-da</text:p>
          </table:table-cell>
          <table:table-cell table:style-name="ce8" office:value-type="float" office:value="0.0840548989862" calcext:value-type="float">
            <text:p>0.0840548989862</text:p>
          </table:table-cell>
          <table:table-cell table:style-name="ce9" office:value-type="float" office:value="0.149465222746" calcext:value-type="float">
            <text:p>0.149465222746</text:p>
          </table:table-cell>
          <table:table-cell office:value-type="float" office:value="0.188276547013" calcext:value-type="float">
            <text:p>0.188276547013</text:p>
          </table:table-cell>
          <table:table-cell office:value-type="float" office:value="2.25757592708" calcext:value-type="float">
            <text:p>2.25757592708</text:p>
          </table:table-cell>
          <table:table-cell office:value-type="float" office:value="2.67937259583" calcext:value-type="float">
            <text:p>2.67937259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nn-mod </text:p>
          </table:table-cell>
          <table:table-cell table:style-name="ce11" office:value-type="float" office:value="0.0645884321282" calcext:value-type="float">
            <text:p>0.0645884321282</text:p>
          </table:table-cell>
          <table:table-cell table:style-name="ce31" office:value-type="float" office:value="0.134899880344" calcext:value-type="float">
            <text:p>0.134899880344</text:p>
          </table:table-cell>
          <table:table-cell table:style-name="ce8" office:value-type="float" office:value="0.287359697831" calcext:value-type="float">
            <text:p>0.287359697831</text:p>
          </table:table-cell>
          <table:table-cell table:style-name="ce8" office:value-type="float" office:value="3.70529763324" calcext:value-type="float">
            <text:p>3.70529763324</text:p>
          </table:table-cell>
          <table:table-cell table:style-name="ce8" office:value-type="float" office:value="4.19214564354" calcext:value-type="float">
            <text:p>4.19214564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nn-mod-da </text:p>
          </table:table-cell>
          <table:table-cell office:value-type="float" office:value="0.059534668614" calcext:value-type="float">
            <text:p>0.059534668614</text:p>
          </table:table-cell>
          <table:table-cell table:style-name="ce10" office:value-type="float" office:value="0.144420554579" calcext:value-type="float">
            <text:p>0.144420554579</text:p>
          </table:table-cell>
          <table:table-cell table:style-name="ce9" office:value-type="float" office:value="0.237963102453" calcext:value-type="float">
            <text:p>0.237963102453</text:p>
          </table:table-cell>
          <table:table-cell table:style-name="ce9" office:value-type="float" office:value="3.00273226996" calcext:value-type="float">
            <text:p>3.00273226996</text:p>
          </table:table-cell>
          <table:table-cell table:style-name="ce9" office:value-type="float" office:value="3.4446505956" calcext:value-type="float">
            <text:p>3.4446505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nn-mod-da-auto </text:p>
          </table:table-cell>
          <table:table-cell office:value-type="float" office:value="0.0501128458485" calcext:value-type="float">
            <text:p>0.0501128458485</text:p>
          </table:table-cell>
          <table:table-cell office:value-type="float" office:value="0.105034181447" calcext:value-type="float">
            <text:p>0.105034181447</text:p>
          </table:table-cell>
          <table:table-cell office:value-type="float" office:value="0.225495411363" calcext:value-type="float">
            <text:p>0.225495411363</text:p>
          </table:table-cell>
          <table:table-cell table:style-name="ce10" office:value-type="float" office:value="2.81420210556" calcext:value-type="float">
            <text:p>2.81420210556</text:p>
          </table:table-cell>
          <table:table-cell table:style-name="ce10" office:value-type="float" office:value="3.19484454422" calcext:value-type="float">
            <text:p>3.19484454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nn-mod-event </text:p>
          </table:table-cell>
          <table:table-cell table:style-name="ce10" office:value-type="float" office:value="0.0766319820782" calcext:value-type="float">
            <text:p>0.0766319820782</text:p>
          </table:table-cell>
          <table:table-cell office:value-type="float" office:value="0.138277159162" calcext:value-type="float">
            <text:p>0.138277159162</text:p>
          </table:table-cell>
          <table:table-cell office:value-type="float" office:value="0.130922665483" calcext:value-type="float">
            <text:p>0.130922665483</text:p>
          </table:table-cell>
          <table:table-cell office:value-type="float" office:value="1.36513247451" calcext:value-type="float">
            <text:p>1.36513247451</text:p>
          </table:table-cell>
          <table:table-cell office:value-type="float" office:value="1.71096428123" calcext:value-type="float">
            <text:p>1.71096428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n-mod-topic </text:p>
          </table:table-cell>
          <table:table-cell office:value-type="float" office:value="0.062806887138" calcext:value-type="float">
            <text:p>0.062806887138</text:p>
          </table:table-cell>
          <table:table-cell office:value-type="float" office:value="0.123726678349" calcext:value-type="float">
            <text:p>0.123726678349</text:p>
          </table:table-cell>
          <table:table-cell office:value-type="float" office:value="0.169887738018" calcext:value-type="float">
            <text:p>0.169887738018</text:p>
          </table:table-cell>
          <table:table-cell office:value-type="float" office:value="2.17263188444" calcext:value-type="float">
            <text:p>2.17263188444</text:p>
          </table:table-cell>
          <table:table-cell office:value-type="float" office:value="2.52905318795" calcext:value-type="float">
            <text:p>2.52905318795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8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>
            <text:p>second 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third best</text:p>
          </table:table-cell>
          <table:table-cell table:number-columns-repeated="5"/>
        </table:table-row>
      </table:table>
      <table:table table:name="temperature" table:style-name="ta1">
        <table:table-column table:style-name="co4" table:default-cell-style-name="ce2"/>
        <table:table-column table:style-name="co5" table:default-cell-style-name="ce4"/>
        <table:table-column table:style-name="co3" table:number-columns-repeated="5" table:default-cell-style-name="Default"/>
        <table:table-row table:style-name="ro1"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overlap</text:p>
          </table:table-cell>
          <table:table-cell table:style-name="ce4" office:value-type="string" calcext:value-type="string">
            <text:p>cossim</text:p>
          </table:table-cell>
          <table:table-cell table:style-name="ce4" office:value-type="string" calcext:value-type="string">
            <text:p>jcn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table:style-name="ce10" office:value-type="float" office:value="2.06499802879" calcext:value-type="float">
            <text:p>2.06499802879</text:p>
          </table:table-cell>
          <table:table-cell office:value-type="float" office:value="5.09727322677" calcext:value-type="float">
            <text:p>5.09727322677</text:p>
          </table:table-cell>
          <table:table-cell office:value-type="float" office:value="6.42905451686" calcext:value-type="float">
            <text:p>6.42905451686</text:p>
          </table:table-cell>
          <table:table-cell office:value-type="float" office:value="75.552923898" calcext:value-type="float">
            <text:p>75.552923898</text:p>
          </table:table-cell>
          <table:table-cell office:value-type="float" office:value="89.1442496704" calcext:value-type="float">
            <text:p>89.1442496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-da</text:p>
          </table:table-cell>
          <table:table-cell office:value-type="float" office:value="1.99169489514" calcext:value-type="float">
            <text:p>1.99169489514</text:p>
          </table:table-cell>
          <table:table-cell office:value-type="float" office:value="4.97579299211" calcext:value-type="float">
            <text:p>4.97579299211</text:p>
          </table:table-cell>
          <table:table-cell office:value-type="float" office:value="6.65923066012" calcext:value-type="float">
            <text:p>6.65923066012</text:p>
          </table:table-cell>
          <table:table-cell office:value-type="float" office:value="77.5806900087" calcext:value-type="float">
            <text:p>77.5806900087</text:p>
          </table:table-cell>
          <table:table-cell office:value-type="float" office:value="91.2074085561" calcext:value-type="float">
            <text:p>91.2074085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nn-mod </text:p>
          </table:table-cell>
          <table:table-cell table:style-name="ce11" office:value-type="float" office:value="1.73640232287" calcext:value-type="float">
            <text:p>1.73640232287</text:p>
          </table:table-cell>
          <table:table-cell table:style-name="ce10" office:value-type="float" office:value="5.14423992441" calcext:value-type="float">
            <text:p>5.14423992441</text:p>
          </table:table-cell>
          <table:table-cell table:style-name="ce9" office:value-type="float" office:value="10.3219902885" calcext:value-type="float">
            <text:p>10.3219902885</text:p>
          </table:table-cell>
          <table:table-cell table:style-name="ce9" office:value-type="float" office:value="136.688503042" calcext:value-type="float">
            <text:p>136.688503042</text:p>
          </table:table-cell>
          <table:table-cell table:style-name="ce9" office:value-type="float" office:value="153.891135577" calcext:value-type="float">
            <text:p>153.891135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nn-mod-da </text:p>
          </table:table-cell>
          <table:table-cell office:value-type="float" office:value="1.84165390053" calcext:value-type="float">
            <text:p>1.84165390053</text:p>
          </table:table-cell>
          <table:table-cell office:value-type="float" office:value="5.06135386901" calcext:value-type="float">
            <text:p>5.06135386901</text:p>
          </table:table-cell>
          <table:table-cell table:style-name="ce10" office:value-type="float" office:value="8.45271221888" calcext:value-type="float">
            <text:p>8.45271221888</text:p>
          </table:table-cell>
          <table:table-cell table:style-name="ce10" office:value-type="float" office:value="101.970580675" calcext:value-type="float">
            <text:p>101.970580675</text:p>
          </table:table-cell>
          <table:table-cell table:style-name="ce10" office:value-type="float" office:value="117.326300664" calcext:value-type="float">
            <text:p>117.326300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nn-mod-da-auto </text:p>
          </table:table-cell>
          <table:table-cell table:style-name="ce9" office:value-type="float" office:value="2.10580654668" calcext:value-type="float">
            <text:p>2.10580654668</text:p>
          </table:table-cell>
          <table:table-cell table:style-name="ce8" office:value-type="float" office:value="6.12657425503" calcext:value-type="float">
            <text:p>6.12657425503</text:p>
          </table:table-cell>
          <table:table-cell table:style-name="ce8" office:value-type="float" office:value="13.261947042" calcext:value-type="float">
            <text:p>13.261947042</text:p>
          </table:table-cell>
          <table:table-cell table:style-name="ce8" office:value-type="float" office:value="173.388007046" calcext:value-type="float">
            <text:p>173.388007046</text:p>
          </table:table-cell>
          <table:table-cell table:style-name="ce8" office:value-type="float" office:value="194.88233489" calcext:value-type="float">
            <text:p>194.88233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nn-mod-event </text:p>
          </table:table-cell>
          <table:table-cell table:style-name="ce8" office:value-type="float" office:value="2.58872046071" calcext:value-type="float">
            <text:p>2.58872046071</text:p>
          </table:table-cell>
          <table:table-cell table:style-name="ce9" office:value-type="float" office:value="5.44119341428" calcext:value-type="float">
            <text:p>5.44119341428</text:p>
          </table:table-cell>
          <table:table-cell office:value-type="float" office:value="6.72474808724" calcext:value-type="float">
            <text:p>6.72474808724</text:p>
          </table:table-cell>
          <table:table-cell office:value-type="float" office:value="75.6055235106" calcext:value-type="float">
            <text:p>75.6055235106</text:p>
          </table:table-cell>
          <table:table-cell office:value-type="float" office:value="90.3601854728" calcext:value-type="float">
            <text:p>90.3601854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n-mod-topic </text:p>
          </table:table-cell>
          <table:table-cell office:value-type="float" office:value="2.04774114774" calcext:value-type="float">
            <text:p>2.04774114774</text:p>
          </table:table-cell>
          <table:table-cell office:value-type="float" office:value="4.6258722217" calcext:value-type="float">
            <text:p>4.6258722217</text:p>
          </table:table-cell>
          <table:table-cell office:value-type="float" office:value="6.68571015135" calcext:value-type="float">
            <text:p>6.68571015135</text:p>
          </table:table-cell>
          <table:table-cell office:value-type="float" office:value="84.5128035815" calcext:value-type="float">
            <text:p>84.5128035815</text:p>
          </table:table-cell>
          <table:table-cell office:value-type="float" office:value="97.8721271023" calcext:value-type="float">
            <text:p>97.8721271023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8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>
            <text:p>second 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third best</text:p>
          </table:table-cell>
          <table:table-cell table:number-columns-repeated="5"/>
        </table:table-row>
      </table:table>
      <table:table table:name="norm_temperature" table:style-name="ta1">
        <table:table-column table:style-name="co6" table:default-cell-style-name="ce2"/>
        <table:table-column table:style-name="co7" table:default-cell-style-name="ce4"/>
        <table:table-column table:style-name="co3" table:number-columns-repeated="5" table:default-cell-style-name="Default"/>
        <table:table-row table:style-name="ro1"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</text:p>
          </table:table-cell>
          <table:table-cell table:style-name="ce4" office:value-type="string" calcext:value-type="string">
            <text:p>overlap</text:p>
          </table:table-cell>
          <table:table-cell table:style-name="ce4" office:value-type="string" calcext:value-type="string">
            <text:p>cossim</text:p>
          </table:table-cell>
          <table:table-cell table:style-name="ce4" office:value-type="string" calcext:value-type="string">
            <text:p>jcn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nn</text:p>
          </table:table-cell>
          <table:table-cell table:style-name="ce8" office:value-type="float" office:value="0.0981238746754" calcext:value-type="float">
            <text:p>0.0981238746754</text:p>
          </table:table-cell>
          <table:table-cell table:style-name="ce8" office:value-type="float" office:value="0.249229489044" calcext:value-type="float">
            <text:p>0.249229489044</text:p>
          </table:table-cell>
          <table:table-cell table:style-name="ce10" office:value-type="float" office:value="0.285238935466" calcext:value-type="float">
            <text:p>0.285238935466</text:p>
          </table:table-cell>
          <table:table-cell table:style-name="ce11" office:value-type="float" office:value="3.33724604177" calcext:value-type="float">
            <text:p>3.33724604177</text:p>
          </table:table-cell>
          <table:table-cell table:style-name="ce10" office:value-type="float" office:value="3.96983834096" calcext:value-type="float">
            <text:p>3.9698383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-da</text:p>
          </table:table-cell>
          <table:table-cell table:style-name="ce9" office:value-type="float" office:value="0.0887114142117" calcext:value-type="float">
            <text:p>0.0887114142117</text:p>
          </table:table-cell>
          <table:table-cell table:style-name="ce9" office:value-type="float" office:value="0.222064482001" calcext:value-type="float">
            <text:p>0.222064482001</text:p>
          </table:table-cell>
          <table:table-cell table:style-name="ce11" office:value-type="float" office:value="0.282558336958" calcext:value-type="float">
            <text:p>0.282558336958</text:p>
          </table:table-cell>
          <table:table-cell office:value-type="float" office:value="3.27322281304" calcext:value-type="float">
            <text:p>3.27322281304</text:p>
          </table:table-cell>
          <table:table-cell office:value-type="float" office:value="3.86655704621" calcext:value-type="float">
            <text:p>3.86655704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nn-mod </text:p>
          </table:table-cell>
          <table:table-cell office:value-type="float" office:value="0.0572048873935" calcext:value-type="float">
            <text:p>0.0572048873935</text:p>
          </table:table-cell>
          <table:table-cell office:value-type="float" office:value="0.171764140432" calcext:value-type="float">
            <text:p>0.171764140432</text:p>
          </table:table-cell>
          <table:table-cell table:style-name="ce8" office:value-type="float" office:value="0.324982396749" calcext:value-type="float">
            <text:p>0.324982396749</text:p>
          </table:table-cell>
          <table:table-cell table:style-name="ce8" office:value-type="float" office:value="4.29204605955" calcext:value-type="float">
            <text:p>4.29204605955</text:p>
          </table:table-cell>
          <table:table-cell table:style-name="ce8" office:value-type="float" office:value="4.84599748412" calcext:value-type="float">
            <text:p>4.84599748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nn-mod-da </text:p>
          </table:table-cell>
          <table:table-cell office:value-type="float" office:value="0.0640281401573" calcext:value-type="float">
            <text:p>0.0640281401573</text:p>
          </table:table-cell>
          <table:table-cell office:value-type="float" office:value="0.176440936147" calcext:value-type="float">
            <text:p>0.176440936147</text:p>
          </table:table-cell>
          <table:table-cell office:value-type="float" office:value="0.282039565722" calcext:value-type="float">
            <text:p>0.282039565722</text:p>
          </table:table-cell>
          <table:table-cell table:style-name="ce10" office:value-type="float" office:value="3.40264445255" calcext:value-type="float">
            <text:p>3.40264445255</text:p>
          </table:table-cell>
          <table:table-cell table:style-name="ce11" office:value-type="float" office:value="3.92515309458" calcext:value-type="float">
            <text:p>3.92515309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nn-mod-da-auto </text:p>
          </table:table-cell>
          <table:table-cell office:value-type="float" office:value="0.0475194999113" calcext:value-type="float">
            <text:p>0.0475194999113</text:p>
          </table:table-cell>
          <table:table-cell office:value-type="float" office:value="0.13852230709" calcext:value-type="float">
            <text:p>0.13852230709</text:p>
          </table:table-cell>
          <table:table-cell table:style-name="ce9" office:value-type="float" office:value="0.287588493896" calcext:value-type="float">
            <text:p>0.287588493896</text:p>
          </table:table-cell>
          <table:table-cell table:style-name="ce9" office:value-type="float" office:value="3.76157809156" calcext:value-type="float">
            <text:p>3.76157809156</text:p>
          </table:table-cell>
          <table:table-cell table:style-name="ce9" office:value-type="float" office:value="4.23520839246" calcext:value-type="float">
            <text:p>4.23520839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nn-mod-event </text:p>
          </table:table-cell>
          <table:table-cell table:style-name="ce10" office:value-type="float" office:value="0.0851720897366" calcext:value-type="float">
            <text:p>0.0851720897366</text:p>
          </table:table-cell>
          <table:table-cell office:value-type="float" office:value="0.177782859402" calcext:value-type="float">
            <text:p>0.177782859402</text:p>
          </table:table-cell>
          <table:table-cell office:value-type="float" office:value="0.207437638234" calcext:value-type="float">
            <text:p>0.207437638234</text:p>
          </table:table-cell>
          <table:table-cell office:value-type="float" office:value="2.32403549445" calcext:value-type="float">
            <text:p>2.32403549445</text:p>
          </table:table-cell>
          <table:table-cell office:value-type="float" office:value="2.79442808182" calcext:value-type="float">
            <text:p>2.7944280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n-mod-topic </text:p>
          </table:table-cell>
          <table:table-cell table:style-name="ce11" office:value-type="float" office:value="0.083602866658" calcext:value-type="float">
            <text:p>0.083602866658</text:p>
          </table:table-cell>
          <table:table-cell table:style-name="ce10" office:value-type="float" office:value="0.192011908551" calcext:value-type="float">
            <text:p>0.192011908551</text:p>
          </table:table-cell>
          <table:table-cell office:value-type="float" office:value="0.262808664811" calcext:value-type="float">
            <text:p>0.262808664811</text:p>
          </table:table-cell>
          <table:table-cell office:value-type="float" office:value="3.32058311378" calcext:value-type="float">
            <text:p>3.32058311378</text:p>
          </table:table-cell>
          <table:table-cell office:value-type="float" office:value="3.8590065538" calcext:value-type="float">
            <text:p>3.8590065538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8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>
            <text:p>second bes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third best</text:p>
          </table:table-cell>
          <table:table-cell table:number-columns-repeated="5"/>
        </table:table-row>
      </table:table>
      <table:table table:name="cumul gen" table:style-name="ta1">
        <table:table-column table:style-name="co8" table:default-cell-style-name="ce2"/>
        <table:table-column table:style-name="co9" table:default-cell-style-name="ce4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max</text:p>
          </table:table-cell>
          <table:table-cell table:style-name="ce4" office:value-type="string" calcext:value-type="string">
            <text:p>temp (0.5)</text:p>
          </table:table-cell>
          <table:table-cell table:style-name="ce4" office:value-type="string" calcext:value-type="string">
            <text:p>over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56.4197046782" calcext:value-type="float">
            <text:p>56.4197046782</text:p>
          </table:table-cell>
          <table:table-cell office:value-type="float" office:value="89.1442496704" calcext:value-type="float">
            <text:p>89.1442496704</text:p>
          </table:table-cell>
          <table:table-cell table:formula="of:=SUM([.C2:.D2])" office:value-type="float" office:value="145.5639543486" calcext:value-type="float">
            <text:p>145.5639543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-da</text:p>
          </table:table-cell>
          <table:table-cell office:value-type="float" office:value="56.9708414251" calcext:value-type="float">
            <text:p>56.9708414251</text:p>
          </table:table-cell>
          <table:table-cell office:value-type="float" office:value="91.2074085561" calcext:value-type="float">
            <text:p>91.2074085561</text:p>
          </table:table-cell>
          <table:table-cell table:formula="of:=SUM([.C3:.D3])" office:value-type="float" office:value="148.1782499812" calcext:value-type="float">
            <text:p>148.1782499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rnn-mod </text:p>
          </table:table-cell>
          <table:table-cell table:style-name="ce14" office:value-type="float" office:value="138.736594674" calcext:value-type="float">
            <text:p>138.736594674</text:p>
          </table:table-cell>
          <table:table-cell table:style-name="ce9" office:value-type="float" office:value="153.891135577" calcext:value-type="float">
            <text:p>153.891135577</text:p>
          </table:table-cell>
          <table:table-cell table:style-name="ce9" table:formula="of:=SUM([.C4:.D4])" office:value-type="float" office:value="292.627730251" calcext:value-type="float">
            <text:p>292.627730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nn-mod-da </text:p>
          </table:table-cell>
          <table:table-cell table:style-name="ce13" office:value-type="float" office:value="108.964582618" calcext:value-type="float">
            <text:p>108.964582618</text:p>
          </table:table-cell>
          <table:table-cell table:style-name="ce10" office:value-type="float" office:value="117.326300664" calcext:value-type="float">
            <text:p>117.326300664</text:p>
          </table:table-cell>
          <table:table-cell table:style-name="ce10" table:formula="of:=SUM([.C5:.D5])" office:value-type="float" office:value="226.290883282" calcext:value-type="float">
            <text:p>226.290883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nn-mod-da-auto </text:p>
          </table:table-cell>
          <table:table-cell table:style-name="ce12" office:value-type="float" office:value="156.801551344" calcext:value-type="float">
            <text:p>156.801551344</text:p>
          </table:table-cell>
          <table:table-cell table:style-name="ce8" office:value-type="float" office:value="194.88233489" calcext:value-type="float">
            <text:p>194.88233489</text:p>
          </table:table-cell>
          <table:table-cell table:style-name="ce8" table:formula="of:=SUM([.C6:.D6])" office:value-type="float" office:value="351.683886234" calcext:value-type="float">
            <text:p>351.683886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nn-mod-event </text:p>
          </table:table-cell>
          <table:table-cell office:value-type="float" office:value="57.7668992927" calcext:value-type="float">
            <text:p>57.7668992927</text:p>
          </table:table-cell>
          <table:table-cell office:value-type="float" office:value="90.3601854728" calcext:value-type="float">
            <text:p>90.3601854728</text:p>
          </table:table-cell>
          <table:table-cell table:formula="of:=SUM([.C7:.D7])" office:value-type="float" office:value="148.1270847655" calcext:value-type="float">
            <text:p>148.1270847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n-mod-topic </text:p>
          </table:table-cell>
          <table:table-cell office:value-type="float" office:value="62.3147539293" calcext:value-type="float">
            <text:p>62.3147539293</text:p>
          </table:table-cell>
          <table:table-cell office:value-type="float" office:value="97.8721271023" calcext:value-type="float">
            <text:p>97.8721271023</text:p>
          </table:table-cell>
          <table:table-cell table:formula="of:=SUM([.C8:.D8])" office:value-type="float" office:value="160.1868810316" calcext:value-type="float">
            <text:p>160.1868810316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es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cond bes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third best</text:p>
          </table:table-cell>
          <table:table-cell table:number-columns-repeated="3"/>
        </table:table-row>
      </table:table>
      <table:table table:name="cumul norm" table:style-name="ta1">
        <table:table-column table:style-name="co8" table:default-cell-style-name="ce2"/>
        <table:table-column table:style-name="co5" table:default-cell-style-name="ce4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norm max</text:p>
          </table:table-cell>
          <table:table-cell table:style-name="ce4" office:value-type="string" calcext:value-type="string">
            <text:p>norm temp (0.5)</text:p>
          </table:table-cell>
          <table:table-cell table:style-name="ce4" office:value-type="string" calcext:value-type="string">
            <text:p>over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n</text:p>
          </table:table-cell>
          <table:table-cell office:value-type="float" office:value="2.6549519651" calcext:value-type="float">
            <text:p>2.6549519651</text:p>
          </table:table-cell>
          <table:table-cell table:style-name="ce10" office:value-type="float" office:value="3.96983834096" calcext:value-type="float">
            <text:p>3.96983834096</text:p>
          </table:table-cell>
          <table:table-cell table:formula="of:=SUM([.C2:.D2])" office:value-type="float" office:value="6.62479030606" calcext:value-type="float">
            <text:p>6.62479030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nn-da</text:p>
          </table:table-cell>
          <table:table-cell office:value-type="float" office:value="2.67937259583" calcext:value-type="float">
            <text:p>2.67937259583</text:p>
          </table:table-cell>
          <table:table-cell office:value-type="float" office:value="3.86655704621" calcext:value-type="float">
            <text:p>3.86655704621</text:p>
          </table:table-cell>
          <table:table-cell table:formula="of:=SUM([.C3:.D3])" office:value-type="float" office:value="6.54592964204" calcext:value-type="float">
            <text:p>6.54592964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nn-mod </text:p>
          </table:table-cell>
          <table:table-cell table:style-name="ce8" office:value-type="float" office:value="4.19214564354" calcext:value-type="float">
            <text:p>4.19214564354</text:p>
          </table:table-cell>
          <table:table-cell table:style-name="ce8" office:value-type="float" office:value="4.84599748412" calcext:value-type="float">
            <text:p>4.84599748412</text:p>
          </table:table-cell>
          <table:table-cell table:style-name="ce8" table:formula="of:=SUM([.C4:.D4])" office:value-type="float" office:value="9.03814312766" calcext:value-type="float">
            <text:p>9.03814312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nn-mod-da </text:p>
          </table:table-cell>
          <table:table-cell table:style-name="ce9" office:value-type="float" office:value="3.4446505956" calcext:value-type="float">
            <text:p>3.4446505956</text:p>
          </table:table-cell>
          <table:table-cell table:style-name="ce11" office:value-type="float" office:value="3.92515309458" calcext:value-type="float">
            <text:p>3.92515309458</text:p>
          </table:table-cell>
          <table:table-cell table:style-name="ce10" table:formula="of:=SUM([.C5:.D5])" office:value-type="float" office:value="7.36980369018" calcext:value-type="float">
            <text:p>7.36980369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nn-mod-da-auto </text:p>
          </table:table-cell>
          <table:table-cell table:style-name="ce10" office:value-type="float" office:value="3.19484454422" calcext:value-type="float">
            <text:p>3.19484454422</text:p>
          </table:table-cell>
          <table:table-cell table:style-name="ce9" office:value-type="float" office:value="4.23520839246" calcext:value-type="float">
            <text:p>4.23520839246</text:p>
          </table:table-cell>
          <table:table-cell table:style-name="ce9" table:formula="of:=SUM([.C6:.D6])" office:value-type="float" office:value="7.43005293668" calcext:value-type="float">
            <text:p>7.430052936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nn-mod-event </text:p>
          </table:table-cell>
          <table:table-cell office:value-type="float" office:value="1.71096428123" calcext:value-type="float">
            <text:p>1.71096428123</text:p>
          </table:table-cell>
          <table:table-cell office:value-type="float" office:value="2.79442808182" calcext:value-type="float">
            <text:p>2.79442808182</text:p>
          </table:table-cell>
          <table:table-cell table:formula="of:=SUM([.C7:.D7])" office:value-type="float" office:value="4.50539236305" calcext:value-type="float">
            <text:p>4.50539236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n-mod-topic </text:p>
          </table:table-cell>
          <table:table-cell office:value-type="float" office:value="2.52905318795" calcext:value-type="float">
            <text:p>2.52905318795</text:p>
          </table:table-cell>
          <table:table-cell office:value-type="float" office:value="3.8590065538" calcext:value-type="float">
            <text:p>3.8590065538</text:p>
          </table:table-cell>
          <table:table-cell table:formula="of:=SUM([.C8:.D8])" office:value-type="float" office:value="6.38805974175" calcext:value-type="float">
            <text:p>6.38805974175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es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cond bes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third be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1:27:52.93368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07:07.580223999</meta:creation-date>
    <dc:date>2017-09-26T01:37:04.953293331</dc:date>
    <meta:editing-duration>PT2H27M38S</meta:editing-duration>
    <meta:editing-cycles>71</meta:editing-cycles>
    <meta:generator>LibreOffice/5.3.6.1$Linux_X86_64 LibreOffice_project/30m0$Build-1</meta:generator>
    <meta:document-statistic meta:table-count="6" meta:cell-count="322" meta:object-count="0"/>
  </office:meta>
</office:document-meta>
</file>